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var font-mono" svg:font-family="'var font-mono'"/>
  </office:font-face-decls>
  <office:automatic-styles>
    <style:style style:name="P1" style:family="paragraph" style:parent-style-name="Standard">
      <style:text-properties officeooo:rsid="0004d019" officeooo:paragraph-rsid="0004d019"/>
    </style:style>
    <style:style style:name="P2" style:family="paragraph" style:parent-style-name="Standard">
      <style:text-properties officeooo:paragraph-rsid="0004d019"/>
    </style:style>
    <style:style style:name="P3" style:family="paragraph" style:parent-style-name="Standard">
      <style:text-properties fo:font-variant="normal" fo:text-transform="none" fo:color="#242424" loext:opacity="100%" style:font-name="source-code-pro" fo:font-size="11.25pt" fo:letter-spacing="normal" fo:font-style="normal" fo:font-weight="normal" officeooo:paragraph-rsid="0004d019"/>
    </style:style>
    <style:style style:name="P4" style:family="paragraph" style:parent-style-name="Standard">
      <style:text-properties fo:font-variant="normal" fo:text-transform="none" fo:color="#242424" loext:opacity="100%" style:font-name="source-code-pro" fo:font-size="11.25pt" fo:letter-spacing="normal" fo:font-style="normal" fo:font-weight="normal" officeooo:rsid="0006d5d4" officeooo:paragraph-rsid="0006d5d4"/>
    </style:style>
    <style:style style:name="P5" style:family="paragraph" style:parent-style-name="Standard">
      <style:text-properties fo:font-variant="normal" fo:text-transform="none" fo:color="#242424" loext:opacity="100%" style:font-name="source-code-pro" fo:font-size="10.5pt" fo:letter-spacing="normal" fo:font-style="normal" fo:font-weight="normal" officeooo:rsid="0004d019" officeooo:paragraph-rsid="0004d019"/>
    </style:style>
    <style:style style:name="P6" style:family="paragraph" style:parent-style-name="Standard">
      <style:text-properties fo:font-variant="normal" fo:text-transform="none" fo:color="#007400" loext:opacity="100%" style:font-name="source-code-pro" fo:font-size="10.5pt" fo:letter-spacing="normal" fo:font-style="normal" fo:font-weight="normal" officeooo:rsid="0004d019" officeooo:paragraph-rsid="0004d019"/>
    </style:style>
    <style:style style:name="P7" style:family="paragraph" style:parent-style-name="Standard">
      <style:text-properties fo:font-variant="normal" fo:text-transform="none" fo:color="#032f62" loext:opacity="100%" style:font-name="source-code-pro" fo:font-size="10.5pt" fo:letter-spacing="normal" fo:font-style="normal" fo:font-weight="normal" officeooo:rsid="0004d019" officeooo:paragraph-rsid="0004d019"/>
    </style:style>
    <style:style style:name="P8" style:family="paragraph" style:parent-style-name="Standard">
      <style:text-properties fo:font-variant="normal" fo:text-transform="none" fo:color="#032f62" loext:opacity="100%" style:font-name="apple-system" fo:font-size="10.5pt" fo:letter-spacing="normal" fo:font-style="normal" fo:font-weight="normal" officeooo:rsid="0006d5d4" officeooo:paragraph-rsid="0006d5d4" loext:padding="0cm" loext:border="none"/>
    </style:style>
    <style:style style:name="P9" style:family="paragraph" style:parent-style-name="Standard">
      <style:text-properties fo:font-variant="normal" fo:text-transform="none" fo:color="#032f62" loext:opacity="100%" style:font-name="apple-system" fo:font-size="10.5pt" fo:letter-spacing="normal" fo:font-style="normal" fo:font-weight="normal" officeooo:rsid="0029e26e" officeooo:paragraph-rsid="0029e26e" loext:padding="0cm" loext:border="none"/>
    </style:style>
    <style:style style:name="P10" style:family="paragraph" style:parent-style-name="Standard">
      <style:text-properties fo:font-variant="normal" fo:text-transform="none" fo:color="#032f62" loext:opacity="100%" style:font-name="apple-system" fo:font-size="10.5pt" fo:letter-spacing="normal" fo:font-style="normal" fo:font-weight="normal" officeooo:rsid="002ac332" officeooo:paragraph-rsid="002ac332" loext:padding="0cm" loext:border="none"/>
    </style:style>
    <style:style style:name="P11" style:family="paragraph" style:parent-style-name="Standard">
      <style:text-properties fo:font-variant="normal" fo:text-transform="none" fo:color="#032f62" loext:opacity="100%" style:font-name="apple-system" fo:font-size="10.5pt" fo:letter-spacing="normal" fo:font-style="normal" fo:font-weight="normal" officeooo:rsid="002c8184" officeooo:paragraph-rsid="002c8184" loext:padding="0cm" loext:border="none"/>
    </style:style>
    <style:style style:name="P12" style:family="paragraph" style:parent-style-name="Text_20_body">
      <style:paragraph-properties fo:margin-left="1.482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13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2c8184" officeooo:paragraph-rsid="002c8184" loext:padding="0cm" loext:border="none"/>
    </style:style>
    <style:style style:name="P14" style:family="paragraph" style:parent-style-name="Text_20_body">
      <style:paragraph-properties fo:margin-left="1.482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 officeooo:rsid="002ca299" officeooo:paragraph-rsid="002ca299"/>
    </style:style>
    <style:style style:name="P15" style:family="paragraph" style:parent-style-name="Text_20_body">
      <style:paragraph-properties fo:margin-left="1.482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 officeooo:rsid="00345fa3" officeooo:paragraph-rsid="00345fa3"/>
    </style:style>
    <style:style style:name="P16" style:family="paragraph" style:parent-style-name="Text_20_body">
      <style:paragraph-properties fo:margin-left="1.482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 officeooo:rsid="00379dc7" officeooo:paragraph-rsid="00379dc7"/>
    </style:style>
    <style:style style:name="P17" style:family="paragraph" style:parent-style-name="Text_20_body">
      <style:paragraph-properties fo:margin-left="1.482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 officeooo:rsid="003a0424" officeooo:paragraph-rsid="003a0424"/>
    </style:style>
    <style:style style:name="P18" style:family="paragraph" style:parent-style-name="Standard">
      <style:text-properties fo:font-size="20pt" fo:font-weight="bold" officeooo:rsid="0004d019" officeooo:paragraph-rsid="0004d019" style:font-size-asian="20pt" style:font-weight-asian="bold" style:font-size-complex="20pt" style:font-weight-complex="bold"/>
    </style:style>
    <style:style style:name="P19" style:family="paragraph" style:parent-style-name="Preformatted_20_Text">
      <style:text-properties fo:font-variant="normal" fo:text-transform="none" fo:color="#131313" loext:opacity="100%" style:font-name="var font-mono" fo:font-size="10.5pt" fo:letter-spacing="normal" fo:font-style="normal" fo:font-weight="normal" officeooo:rsid="002c8184" officeooo:paragraph-rsid="002c8184" loext:padding="0cm" loext:border="none"/>
    </style:style>
    <style:style style:name="P20" style:family="paragraph" style:parent-style-name="Standard">
      <style:text-properties fo:font-variant="normal" fo:text-transform="none" fo:color="#032f62" loext:opacity="100%" style:font-name="apple-system" fo:font-size="10.5pt" fo:letter-spacing="normal" fo:font-style="normal" fo:font-weight="normal" officeooo:rsid="002c8184" officeooo:paragraph-rsid="002c8184" loext:padding="0cm" loext:border="none"/>
    </style:style>
    <style:style style:name="P21" style:family="paragraph" style:parent-style-name="Standard">
      <style:text-properties fo:font-variant="normal" fo:text-transform="none" fo:color="#032f62" loext:opacity="100%" style:font-name="apple-system" fo:font-size="10.5pt" fo:letter-spacing="normal" fo:font-style="normal" fo:font-weight="normal" officeooo:rsid="0043b0d9" officeooo:paragraph-rsid="0043b0d9" loext:padding="0cm" loext:border="none"/>
    </style:style>
    <style:style style:name="P22" style:family="paragraph" style:parent-style-name="Text_20_body" style:list-style-name="L1">
      <style:paragraph-properties fo:margin-left="1.482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c2699" loext:opacity="100%" fo:font-size="10.5pt" officeooo:rsid="0004d019"/>
    </style:style>
    <style:style style:name="T3" style:family="text">
      <style:text-properties fo:font-size="10.5pt" officeooo:rsid="0004d019"/>
    </style:style>
    <style:style style:name="T4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4d019"/>
    </style:style>
    <style:style style:name="T6" style:family="text">
      <style:text-properties fo:font-variant="normal" fo:text-transform="none" fo:color="#242424" loext:opacity="100%" fo:letter-spacing="normal"/>
    </style:style>
    <style:style style:name="T7" style:family="text">
      <style:text-properties fo:font-variant="normal" fo:text-transform="none" fo:color="#5c2699" loext:opacity="100%" style:font-name="source-code-pro" fo:font-size="10.5pt" fo:letter-spacing="normal" fo:font-style="normal" fo:font-weight="normal"/>
    </style:style>
    <style:style style:name="T8" style:family="text">
      <style:text-properties fo:font-variant="normal" fo:text-transform="none" fo:color="#007400" loext:opacity="100%" style:font-name="source-code-pro" fo:font-size="10.5pt" fo:letter-spacing="normal" fo:font-style="normal" fo:font-weight="normal"/>
    </style:style>
    <style:style style:name="T9" style:family="text">
      <style:text-properties fo:font-variant="normal" fo:text-transform="none" fo:color="#007400" loext:opacity="100%" style:font-name="source-code-pro" fo:font-size="10.5pt" fo:letter-spacing="normal" fo:font-style="normal" fo:font-weight="normal" style:font-size-asian="20pt" style:font-weight-asian="bold" style:font-size-complex="20pt" style:font-weight-complex="bold"/>
    </style:style>
    <style:style style:name="T10" style:family="text">
      <style:text-properties fo:font-variant="normal" fo:text-transform="none" fo:color="#22863a" loext:opacity="100%" style:font-name="source-code-pro" fo:font-size="10.5pt" fo:letter-spacing="normal" fo:font-style="normal" fo:font-weight="normal" style:font-size-asian="20pt" style:font-weight-asian="bold" style:font-size-complex="20pt" style:font-weight-complex="bold"/>
    </style:style>
    <style:style style:name="T11" style:family="text">
      <style:text-properties fo:font-variant="normal" fo:text-transform="none" fo:color="#032f62" loext:opacity="100%" style:font-name="source-code-pro" fo:font-size="10.5pt" fo:letter-spacing="normal" fo:font-style="normal" fo:font-weight="normal"/>
    </style:style>
    <style:style style:name="T12" style:family="text">
      <style:text-properties fo:font-variant="normal" fo:text-transform="none" fo:color="#032f62" loext:opacity="100%" style:font-name="source-code-pro" fo:font-size="10.5pt" fo:letter-spacing="normal" fo:font-style="normal" fo:font-weight="normal" style:font-size-asian="20pt" style:font-weight-asian="bold" style:font-size-complex="20pt" style:font-weight-complex="bold"/>
    </style:style>
    <style:style style:name="T13" style:family="text">
      <style:text-properties fo:font-variant="normal" fo:text-transform="none" fo:color="#032f62" loext:opacity="100%" style:font-name="source-code-pro" fo:font-size="10.5pt" fo:letter-spacing="normal" fo:font-style="normal" fo:font-weight="normal" officeooo:rsid="0004d019"/>
    </style:style>
    <style:style style:name="T14" style:family="text">
      <style:text-properties fo:font-variant="normal" fo:text-transform="none" fo:color="#6a737d" loext:opacity="100%" style:font-name="source-code-pro" fo:font-size="10.5pt" fo:letter-spacing="normal" fo:font-style="normal" fo:font-weight="normal" style:font-size-asian="20pt" style:font-weight-asian="bold" style:font-size-complex="20pt" style:font-weight-complex="bold"/>
    </style:style>
    <style:style style:name="T15" style:family="text">
      <style:text-properties fo:font-variant="normal" fo:text-transform="none" fo:color="#005cc5" loext:opacity="100%" style:font-name="source-code-pro" fo:font-size="10.5pt" fo:letter-spacing="normal" fo:font-style="normal" fo:font-weight="normal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836c28" loext:opacity="100%" style:font-name="source-code-pro" fo:font-size="10.5pt" fo:letter-spacing="normal" fo:font-style="normal" fo:font-weight="normal"/>
    </style:style>
    <style:style style:name="T17" style:family="text">
      <style:text-properties fo:font-variant="normal" fo:text-transform="none" fo:color="#836c28" loext:opacity="100%" style:font-name="source-code-pro" fo:font-size="10.5pt" fo:letter-spacing="normal" fo:font-style="normal" fo:font-weight="normal" officeooo:rsid="0004d019"/>
    </style:style>
    <style:style style:name="T18" style:family="text">
      <style:text-properties fo:font-variant="normal" fo:text-transform="none" fo:color="#aa0d91" loext:opacity="100%" style:font-name="source-code-pro" fo:font-size="10.5pt" fo:letter-spacing="normal" fo:font-style="normal" fo:font-weight="normal"/>
    </style:style>
    <style:style style:name="T19" style:family="text">
      <style:text-properties fo:font-variant="normal" fo:text-transform="none" fo:color="#1c00cf" loext:opacity="100%" style:font-name="source-code-pro" fo:font-size="10.5pt" fo:letter-spacing="normal" fo:font-style="normal" fo:font-weight="normal"/>
    </style:style>
    <style:style style:name="T20" style:family="text">
      <style:text-properties fo:font-variant="normal" fo:text-transform="none" fo:color="#1c00cf" loext:opacity="100%" style:font-name="source-code-pro" fo:font-size="10.5pt" fo:letter-spacing="normal" fo:font-style="normal" fo:font-weight="normal" officeooo:rsid="0004d019"/>
    </style:style>
    <style:style style:name="T21" style:family="text">
      <style:text-properties fo:font-variant="normal" fo:text-transform="none" fo:color="#0e0eff" loext:opacity="100%" style:font-name="source-code-pro" fo:font-size="10.5pt" fo:letter-spacing="normal" fo:font-style="normal" fo:font-weight="normal"/>
    </style:style>
    <style:style style:name="T22" style:family="text">
      <style:text-properties fo:font-variant="normal" fo:text-transform="none" fo:color="#c41a16" loext:opacity="100%" style:font-name="source-code-pro" fo:font-size="10.5pt" fo:letter-spacing="normal" fo:font-style="normal" fo:font-weight="normal" officeooo:rsid="0004d019"/>
    </style:style>
    <style:style style:name="T23" style:family="text">
      <style:text-properties fo:color="#032f62" loext:opacity="100%" fo:font-size="10.5pt"/>
    </style:style>
    <style:style style:name="T24" style:family="text">
      <style:text-properties fo:color="#032f62" loext:opacity="100%" fo:font-size="10.5pt" officeooo:rsid="0004d019"/>
    </style:style>
    <style:style style:name="T25" style:family="text">
      <style:text-properties fo:color="#032f62" loext:opacity="100%" style:font-name="apple-system" loext:padding="0cm" loext:border="none"/>
    </style:style>
    <style:style style:name="T26" style:family="text">
      <style:text-properties fo:color="#c41a16" loext:opacity="100%" fo:font-size="10.5pt" officeooo:rsid="0004d019"/>
    </style:style>
    <style:style style:name="T27" style:family="text">
      <style:text-properties officeooo:rsid="002ca299"/>
    </style:style>
    <style:style style:name="T28" style:family="text">
      <style:text-properties officeooo:rsid="00439a1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9"/><text:span text:style-name="T1">ArgoCD on KinD Cluster</text:span></text:p>
      <text:p text:style-name="P18"/>
      <text:p text:style-name="P18"/>
      <text:p text:style-name="P18">------------------------------------------------------------------------------------------------------------------------------------------------</text:p>
      <text:p text:style-name="P18"/>
      <text:p text:style-name="P18"/>
      <text:p text:style-name="P18">Use ther kind-config.yaml at location where running the</text:p>
      <text:p text:style-name="P18">cluster setup</text:p>
      <text:p text:style-name="P18"/>
      <text:p text:style-name="P6">Kind-config.yaml </text:p>
      <text:p text:style-name="P1"><text:span text:style-name="T9">---</text:span><text:span text:style-name="T10">kind</text:span><text:span text:style-name="T9">: </text:span><text:span text:style-name="T12">Cluster</text:span><text:span text:style-name="T10">apiVersion</text:span><text:span text:style-name="T9">: </text:span><text:span text:style-name="T12">kind.x-k8s.io/v1alpha4</text:span><text:span text:style-name="T10">nodes</text:span><text:span text:style-name="T9">: - </text:span><text:span text:style-name="T10">role</text:span><text:span text:style-name="T9">: </text:span><text:span text:style-name="T12">control-plane</text:span><text:span text:style-name="T9"> </text:span><text:span text:style-name="T10">image</text:span><text:span text:style-name="T9">: </text:span><text:span text:style-name="T12">kindest/node:v1.25.3@sha256:f52781bc0d7a19fb6c405c2af83abfeb311f130707a0e219175677e366cc45d1</text:span><text:span text:style-name="T9"> </text:span><text:span text:style-name="T14"># Port forward 8080 to 30443 on the host</text:span><text:span text:style-name="T9"> </text:span><text:span text:style-name="T10">extraPortMappings</text:span><text:span text:style-name="T9">: </text:span><text:span text:style-name="T14"># Port 30443 on the container</text:span><text:span text:style-name="T9"> - </text:span><text:span text:style-name="T10">containerPort</text:span><text:span text:style-name="T9">: </text:span><text:span text:style-name="T15">30443</text:span><text:span text:style-name="T9"> </text:span><text:span text:style-name="T14"># Port 8080 on the host</text:span><text:span text:style-name="T9"> </text:span><text:span text:style-name="T10">hostPort</text:span><text:span text:style-name="T9">: </text:span><text:span text:style-name="T15">8080</text:span><text:span text:style-name="T9"> </text:span><text:span text:style-name="T14"># TCP protocol</text:span><text:span text:style-name="T9"> </text:span><text:span text:style-name="T10">protocol</text:span><text:span text:style-name="T9">: </text:span><text:span text:style-name="T12">TCP</text:span><text:span text:style-name="T9"> </text:span><text:span text:style-name="T14"># Default listen address</text:span><text:span text:style-name="T9"> </text:span><text:span text:style-name="T10">listenAddress</text:span><text:span text:style-name="T9">: </text:span><text:span text:style-name="T12">"0.0.0.0"</text:span><text:span text:style-name="T9"> - </text:span><text:span text:style-name="T10">role</text:span><text:span text:style-name="T9">: </text:span><text:span text:style-name="T12">worker</text:span><text:span text:style-name="T9"> </text:span><text:span text:style-name="T10">image</text:span><text:span text:style-name="T9">: </text:span><text:span text:style-name="T12">kindest/node:v1.25.3@sha256:f52781bc0d7a19fb6c405c2af83abfeb311f130707a0e219175677e366cc45d1</text:span></text:p>
      <text:p text:style-name="P18"/>
      <text:p text:style-name="P1"><text:span text:style-name="T4">kind </text:span><text:span text:style-name="T7">create</text:span><text:span text:style-name="T6"> </text:span><text:span text:style-name="T4">cluster \</text:span><text:line-break/><text:span text:style-name="T8">--name argocd \</text:span><text:line-break/><text:span text:style-name="T8">--config kind-config.yaml</text:span></text:p>
      <text:p text:style-name="P6"/>
      <text:p text:style-name="P1"><text:span text:style-name="T4">kubectl cluster-info \</text:span><text:span text:style-name="T8"><text:line-break/></text:span><text:span text:style-name="T16">--context</text:span><text:span text:style-name="T4"> kind-argocd</text:span><text:span text:style-name="T8"> <text:s text:c="2"/>#VERFICATION PURPOSE</text:span></text:p>
      <text:p text:style-name="P6"/>
      <text:p text:style-name="P6"/>
      <text:p text:style-name="P1"><text:span text:style-name="T4">kubectl </text:span><text:span text:style-name="T18">get</text:span><text:span text:style-name="T4"> nodes</text:span></text:p>
      <text:p text:style-name="P7"/>
      <text:p text:style-name="P1"><text:span text:style-name="T4">kubectl create </text:span><text:span text:style-name="T18">namespace</text:span><text:span text:style-name="T4"> argocd</text:span></text:p>
      <text:p text:style-name="P7"/>
      <text:p text:style-name="P1"><text:span text:style-name="T4">kubectl apply \</text:span><text:span text:style-name="T11"><text:line-break/></text:span><text:span text:style-name="T4">-n argocd \</text:span><text:span text:style-name="T11"><text:line-break/></text:span><text:span text:style-name="T4">-f </text:span><text:a xlink:type="simple" xlink:href="https://raw.githubusercontent.com/argoproj/argo-cd/stable/manifests/install.yaml" text:style-name="Internet_20_link" text:visited-style-name="Visited_20_Internet_20_Link"><text:span text:style-name="T19">https:</text:span></text:a><text:a xlink:type="simple" xlink:href="https://raw.githubusercontent.com/argoproj/argo-cd/stable/manifests/install.yaml" text:style-name="Internet_20_link" text:visited-style-name="Visited_20_Internet_20_Link"><text:span text:style-name="T4">/</text:span></text:a><text:a xlink:type="simple" xlink:href="https://raw.githubusercontent.com/argoproj/argo-cd/stable/manifests/install.yaml" text:style-name="Internet_20_link" text:visited-style-name="Visited_20_Internet_20_Link"><text:span text:style-name="T21">/raw.githubusercontent.com/argoproj/argo-cd/stable/manifests/install</text:span></text:a><text:a xlink:type="simple" xlink:href="https://raw.githubusercontent.com/argoproj/argo-cd/stable/manifests/install.yaml" text:style-name="Internet_20_link" text:visited-style-name="Visited_20_Internet_20_Link"><text:span text:style-name="T4">.yaml</text:span></text:a></text:p>
      <text:p text:style-name="P5"/>
      <text:p text:style-name="P2"><text:span text:style-name="T13">#</text:span><text:span text:style-name="T11">This will deploy the ArgoCD server, along with other components such as the ArgoCD repo server, ArgoCD application controller, and the Redis cache.</text:span></text:p>
      <text:p text:style-name="P7"/>
      <text:p text:style-name="P7"/>
      <text:p text:style-name="P2"><text:span text:style-name="T5">kubectl patch svc argocd-server -n argocd -p \</text:span><text:span text:style-name="T13"><text:line-break/></text:span><text:span text:style-name="T5">'{</text:span><text:span text:style-name="T17">"spec"</text:span><text:span text:style-name="T5">: {</text:span><text:span text:style-name="T17">"type"</text:span><text:span text:style-name="T5">: </text:span><text:span text:style-name="T22">"NodePort"</text:span><text:span text:style-name="T5">, </text:span><text:span text:style-name="T17">"ports"</text:span><text:span text:style-name="T5">: [{</text:span><text:span text:style-name="T17">"name"</text:span><text:span text:style-name="T5">: </text:span><text:span text:style-name="T22">"http"</text:span><text:span text:style-name="T5">, </text:span><text:span text:style-name="T17">"nodePort"</text:span><text:span text:style-name="T5">: </text:span><text:span text:style-name="T20">30080</text:span><text:span text:style-name="T5">, </text:span><text:span text:style-name="T17">"port"</text:span><text:span text:style-name="T5">: </text:span><text:span text:style-name="T20">80</text:span><text:span text:style-name="T5">, </text:span><text:span text:style-name="T17">"protocol"</text:span><text:span text:style-name="T5">: </text:span><text:span text:style-name="T22">"TCP"</text:span><text:span text:style-name="T5">, </text:span><text:span text:style-name="T17">"targetPort"</text:span><text:span text:style-name="T5">: </text:span><text:span text:style-name="T20">8080</text:span><text:span text:style-name="T5">}, {</text:span><text:span text:style-name="T17">"name"</text:span><text:span text:style-name="T5">: </text:span><text:span text:style-name="T22">"https"</text:span><text:span text:style-name="T5">, </text:span><text:span text:style-name="T17">"nodePort"</text:span><text:span text:style-name="T5">: </text:span><text:span text:style-name="T20">30443</text:span><text:span text:style-name="T5">, </text:span><text:span text:style-name="T17">"port"</text:span><text:span text:style-name="T5">: </text:span><text:span text:style-name="T20">443</text:span><text:span text:style-name="T5">, </text:span><text:span text:style-name="T17">"protocol"</text:span><text:span text:style-name="T5">: </text:span><text:span text:style-name="T22">"TCP"</text:span><text:span text:style-name="T5">, </text:span><text:span text:style-name="T17">"targetPort"</text:span><text:span text:style-name="T5">: </text:span><text:span text:style-name="T20">8080</text:span><text:span text:style-name="T5">}]}}'</text:span><text:span text:style-name="T13"> <text:s text:c="2"/>#exporting argocd as nodeportserver also you can export as loadbalancer</text:span></text:p>
      <text:p text:style-name="P7"/>
      <text:p text:style-name="P7"/>
      <text:p text:style-name="P3"><text:a xlink:type="simple" xlink:href="https://localhost:8080/" text:style-name="Internet_20_link" text:visited-style-name="Visited_20_Internet_20_Link">https://localhost:8080</text:a><text:span text:style-name="T24"> <text:s text:c="2"/>#access from browser</text:span></text:p>
      <text:p text:style-name="P7"/>
      <text:p text:style-name="P3"><text:soft-page-break/><text:span text:style-name="T3">kubectl get secret \</text:span><text:span text:style-name="T24"><text:line-break/></text:span><text:span text:style-name="T3">-n argocd \</text:span><text:span text:style-name="T24"><text:line-break/></text:span><text:span text:style-name="T3">argocd-initial-admin-secret \</text:span><text:span text:style-name="T24"><text:line-break/></text:span><text:span text:style-name="T3">-o jsonpath=</text:span><text:span text:style-name="T26">"{.data.password}"</text:span><text:span text:style-name="T3"> |</text:span><text:span text:style-name="T24"><text:line-break/></text:span><text:span text:style-name="T2">base64</text:span><text:span text:style-name="T3"> -d &amp;&amp;</text:span><text:span text:style-name="T24"><text:line-break/></text:span><text:span text:style-name="T2">echo</text:span><text:span text:style-name="T24"> <text:s text:c="3"/>#to get argocd admin password and username is admin , STEP only for UI</text:span></text:p>
      <text:p text:style-name="P7"/>
      <text:p text:style-name="P7"/>
      <text:p text:style-name="P7"/>
      <text:p text:style-name="P7"/>
      <text:p text:style-name="P7">_______________________________________________</text:p>
      <text:p text:style-name="P3"><text:a xlink:type="simple" xlink:href="http://localhost:8080/" text:style-name="Internet_20_link" text:visited-style-name="Visited_20_Internet_20_Link"><text:span text:style-name="T24">http://localhost:8080/</text:span></text:a></text:p>
      <text:p text:style-name="P7"/>
      <text:p text:style-name="P7"/>
      <text:p text:style-name="P4"><text:span text:style-name="T24">w</text:span><text:span text:style-name="T23">here is gpt script?</text:span></text:p>
      <text:p text:style-name="P4"><text:a xlink:type="simple" xlink:href="https://whatismyipaddress.com/" text:style-name="Internet_20_link" text:visited-style-name="Visited_20_Internet_20_Link"><text:span text:style-name="T25">https://whatismyipaddress.com/</text:span></text:a></text:p>
      <text:p text:style-name="P8"><text:a xlink:type="simple" xlink:href="https://github.com/12rashic/Poctest" text:style-name="Internet_20_link" text:visited-style-name="Visited_20_Internet_20_Link">https://github.com/12rashic/Poctest</text:a></text:p>
      <text:p text:style-name="P8"/>
      <text:p text:style-name="P8"/>
      <text:p text:style-name="P9">session3</text:p>
      <text:p text:style-name="P9"/>
      <text:p text:style-name="P10">intro for config map &amp; secret and pvc &amp; volume claims </text:p>
      <text:p text:style-name="P10">diagrams if for all</text:p>
      <text:p text:style-name="P10">demo heading before <text:s/>demo</text:p>
      <text:p text:style-name="P10">behind the scnees for k8s services </text:p>
      <text:p text:style-name="P11"/>
      <text:p text:style-name="P11"/>
      <text:p text:style-name="P11">ageda</text:p>
      <text:p text:style-name="P10"/>
      <text:p text:style-name="P10"/>
      <text:p text:style-name="P11">ingress con-3 slides -1 overview , logo’s of ingress avlaile , <text:s/>config file for nginx ,</text:p>
      <text:p text:style-name="P11"/>
      <text:p text:style-name="P11">ingress – overview usecase why it was required when there was service , ss of configuration(basic of ingress )- </text:p>
      <text:p text:style-name="P11"/>
      <text:p text:style-name="P11">daemon sets – overview, default demon set in control pane</text:p>
      <text:p text:style-name="P11"/>
      <text:p text:style-name="P11">jobs &amp; cron jobs- overview &amp; config for both , when to use jobs &amp; when to use cron jobs </text:p>
      <text:p text:style-name="P11"/>
      <text:p text:style-name="P11">stateful sets -overview , config <text:s/><text:span text:style-name="T27">scenario </text:span></text:p>
      <text:p text:style-name="P11"/>
      <text:p text:style-name="P13">crds and operators</text:p>
      <text:list xml:id="list391407181" text:style-name="L1">
        <text:list-item>
          <text:p text:style-name="P22">overview</text:p>
        </text:list-item>
        <text:list-item>
          <text:p text:style-name="P22">some most used crds/operators</text:p>
        </text:list-item>
      </text:list>
      <text:p text:style-name="P12"/>
      <text:p text:style-name="P14">google slides</text:p>
      <text:p text:style-name="P14"/>
      <text:p text:style-name="P17">reset jenkins pwd</text:p>
      <text:p text:style-name="P17"/>
      <text:p text:style-name="P14"/>
      <text:p text:style-name="P15">is ingress just re-name of services ? -&gt;No , its more than that explain its feautures.</text:p>
      <text:p text:style-name="P15"/>
      <text:p text:style-name="P16">Rashi@1298-&gt;jenkins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xport OPENAI_API_KEY="$open_apikey"</text:p>
      <text:p text:style-name="P16">if command -v apt &amp;&gt; /dev/null; then</text:p>
      <text:p text:style-name="P16"><text:s text:c="4"/># For Debian-based systems (like Ubuntu)</text:p>
      <text:p text:style-name="P16"><text:s text:c="4"/>sudo apt update &amp;&amp; curl https://get.gptscript.ai/install.sh | sh</text:p>
      <text:p text:style-name="P16">elif command -v yum &amp;&gt; /dev/null; then</text:p>
      <text:p text:style-name="P16"><text:s text:c="4"/># For Red Hat-based systems (like CentOS)</text:p>
      <text:p text:style-name="P16"><text:s text:c="4"/>curl https://get.gptscript.ai/install.sh | sh</text:p>
      <text:p text:style-name="P16">else</text:p>
      <text:p text:style-name="P16"><text:s text:c="4"/>echo "Error: Unsupported package manager"</text:p>
      <text:p text:style-name="P16"><text:s text:c="4"/>exit 1</text:p>
      <text:p text:style-name="P16">fi</text:p>
      <text:p text:style-name="P16"/>
      <text:p text:style-name="P16">version=$(gptscript --version)</text:p>
      <text:p text:style-name="P16"/>
      <text:p text:style-name="P16"># Print the version information</text:p>
      <text:p text:style-name="P16">echo "ChatGPTscript version is : $version"</text:p>
      <text:p text:style-name="P16"/>
      <text:p text:style-name="P16"/>
      <text:p text:style-name="P16">echo pwd</text:p>
      <text:p text:style-name="P16">gptscript https://get.gptscript.ai/echo.gpt --input 'Hello, World!'</text:p>
      <text:p text:style-name="P16">#sudo git clone https://github.com/techmaharaj/Google-OIDC.git</text:p>
      <text:p text:style-name="P11"/>
      <text:p text:style-name="P11"/>
      <text:p text:style-name="P19">chmod 755 ubuntu</text:p>
      <text:p text:style-name="P11"/>
      <text:p text:style-name="P11"/>
      <text:p text:style-name="P11">--<text:span text:style-name="T28">distro then syncer component can be seen </text:span></text:p>
      <text:p text:style-name="P11"/>
      <text:p text:style-name="P21">use 19 ver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2:55:34.039310276</meta:creation-date>
    <dc:date>2024-06-19T16:03:55.349487881</dc:date>
    <meta:editing-duration>PT19H49M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58" meta:word-count="427" meta:character-count="3394" meta:non-whitespace-character-count="2950"/>
  </office:meta>
</office:document-meta>
</file>